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284in"/>
    </style:style>
    <style:style style:name="TableColumn3" style:family="table-column">
      <style:table-column-properties style:column-width="1.3284in"/>
    </style:style>
    <style:style style:name="TableColumn4" style:family="table-column">
      <style:table-column-properties style:column-width="1.3284in"/>
    </style:style>
    <style:style style:name="TableColumn5" style:family="table-column">
      <style:table-column-properties style:column-width="1.3618in"/>
    </style:style>
    <style:style style:name="TableColumn6" style:family="table-column">
      <style:table-column-properties style:column-width="1.3291in"/>
    </style:style>
    <style:style style:name="Table1" style:family="table" style:master-page-name="MP0">
      <style:table-properties style:width="6.6763in" fo:margin-left="0in" table:align="left"/>
    </style:style>
    <style:style style:name="TableRow7" style:family="table-row">
      <style:table-row-properties style:min-row-height="0.7493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15pt" style:font-size-asian="15pt" style:font-size-complex="15pt" style:language-asian="fr" style:country-asian="FR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FFFFFF" fo:border-left="none" fo:border-bottom="0.0069in solid #FFFFFF" fo:border-right="none" fo:background-color="#70AD47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15pt" style:font-size-asian="15pt" style:font-size-complex="15pt" style:language-asian="fr" style:country-asian="FR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FFFFFF" fo:border-left="none" fo:border-bottom="0.0069in solid #FFFFFF" fo:border-right="none" fo:background-color="#70AD47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15pt" style:font-size-asian="15pt" style:font-size-complex="15pt" style:language-asian="fr" style:country-asian="FR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" style:family="table-cell">
      <style:table-cell-properties fo:border-top="0.0069in solid #FFFFFF" fo:border-left="none" fo:border-bottom="0.0069in solid #FFFFFF" fo:border-right="none" fo:background-color="#70AD47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15pt" style:font-size-asian="15pt" style:font-size-complex="15pt" style:language-asian="fr" style:country-asian="FR"/>
    </style:style>
    <style:style style:name="TableCell19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1" style:family="table-row">
      <style:table-row-properties style:min-row-height="0.6208in"/>
    </style:style>
    <style:style style:name="TableCell22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Policepardéfaut" style:family="text">
      <style:text-properties style:text-position="super 63.6%"/>
    </style:style>
    <style:style style:name="TableCell2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text-position="super 63.6%"/>
    </style:style>
    <style:style style:name="TableCell3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8312in"/>
    </style:style>
    <style:style style:name="TableCell35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8312in"/>
    </style:style>
    <style:style style:name="TableCell46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 style:min-row-height="1.0423in"/>
    </style:style>
    <style:style style:name="TableCell57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2104in"/>
    </style:style>
    <style:style style:name="TableCell68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 style:min-row-height="0.2104in"/>
    </style:style>
    <style:style style:name="TableCell79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 style:min-row-height="0.1986in"/>
    </style:style>
    <style:style style:name="TableCell91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 style:min-row-height="0.1986in"/>
    </style:style>
    <style:style style:name="TableCell103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 style:min-row-height="0.1986in"/>
    </style:style>
    <style:style style:name="TableCell114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 style:min-row-height="0.1986in"/>
    </style:style>
    <style:style style:name="TableCell125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 style:min-row-height="0.1986in"/>
    </style:style>
    <style:style style:name="TableCell136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 style:min-row-height="0.1986in"/>
    </style:style>
    <style:style style:name="TableCell148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 style:min-row-height="0.1986in"/>
    </style:style>
    <style:style style:name="TableCell159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 style:min-row-height="0.1986in"/>
    </style:style>
    <style:style style:name="TableCell170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 style:min-row-height="0.1986in"/>
    </style:style>
    <style:style style:name="TableCell181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 style:min-row-height="0.1986in"/>
    </style:style>
    <style:style style:name="TableCell192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9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 style:min-row-height="0.8152in"/>
    </style:style>
    <style:style style:name="TableCell203" style:family="table-cell">
      <style:table-cell-properties fo:border="0.0069in solid #FFFFFF" fo:background-color="#70AD47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 de<text:s/>l’histoire</text:p>
            <text:p text:style-name="P10"/>
          </table:table-cell>
          <table:table-cell table:style-name="TableCell11">
            <text:p text:style-name="P12">Nom de<text:s/>l’histoire</text:p>
            <text:p text:style-name="P13"/>
          </table:table-cell>
          <table:table-cell table:style-name="TableCell14">
            <text:p text:style-name="P15">Type de<text:s/>l’histoire</text:p>
            <text:p text:style-name="P16"/>
          </table:table-cell>
          <table:table-cell table:style-name="TableCell17">
            <text:p text:style-name="P18">Descriptif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01</text:p>
          </table:table-cell>
          <table:table-cell table:style-name="TableCell24">
            <text:p text:style-name="P25">Apparition du 1<text:span text:style-name="T26">er</text:span><text:s/>Menu</text:p>
          </table:table-cell>
          <table:table-cell table:style-name="TableCell27">
            <text:p text:style-name="P28">User Story</text:p>
          </table:table-cell>
          <table:table-cell table:style-name="TableCell29">
            <text:p text:style-name="P30">1<text:span text:style-name="T31">er</text:span><text:s/>Menu qui apparait lorsqu’on lance l’application</text:p>
          </table:table-cell>
          <table:table-cell table:style-name="TableCell32">
            <text:p text:style-name="P33">client</text:p>
          </table:table-cell>
        </table:table-row>
        <table:table-row table:style-name="TableRow34">
          <table:table-cell table:style-name="TableCell35">
            <text:p text:style-name="P36">02</text:p>
          </table:table-cell>
          <table:table-cell table:style-name="TableCell37">
            <text:p text:style-name="P38">login</text:p>
          </table:table-cell>
          <table:table-cell table:style-name="TableCell39">
            <text:p text:style-name="P40">User Story</text:p>
          </table:table-cell>
          <table:table-cell table:style-name="TableCell41">
            <text:p text:style-name="P42">Chaque joueur doit se<text:s/>loguer,<text:s/>à chaque lancement du jeu</text:p>
          </table:table-cell>
          <table:table-cell table:style-name="TableCell43">
            <text:p text:style-name="P44">serveur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Le jeu sera de deux à quatre joueurs, connectés via un serveur.</text:p>
          </table:table-cell>
          <table:table-cell table:style-name="TableCell54">
            <text:p text:style-name="P55">serveur</text:p>
          </table:table-cell>
        </table:table-row>
        <table:table-row table:style-name="TableRow56">
          <table:table-cell table:style-name="TableCell57">
            <text:p text:style-name="P58">03</text:p>
          </table:table-cell>
          <table:table-cell table:style-name="TableCell59">
            <text:p text:style-name="P60">Sélection personnage</text:p>
          </table:table-cell>
          <table:table-cell table:style-name="TableCell61">
            <text:p text:style-name="P62">User Story</text:p>
          </table:table-cell>
          <table:table-cell table:style-name="TableCell63">
            <text:p text:style-name="P64">faire un choix entre les personnages<text:s/>prédéfinis<text:s/>dans le<text:s/>jeu (choix du joueur).</text:p>
          </table:table-cell>
          <table:table-cell table:style-name="TableCell65">
            <text:p text:style-name="P66">client</text:p>
          </table:table-cell>
        </table:table-row>
        <table:table-row table:style-name="TableRow67">
          <table:table-cell table:style-name="TableCell68">
            <text:p text:style-name="P69">04</text:p>
          </table:table-cell>
          <table:table-cell table:style-name="TableCell70">
            <text:p text:style-name="P71">Connexion et chargement joueur et <text:s/>scène de jeu</text:p>
          </table:table-cell>
          <table:table-cell table:style-name="TableCell72">
            <text:p text:style-name="P73">User Story</text:p>
          </table:table-cell>
          <table:table-cell table:style-name="TableCell74">
            <text:p text:style-name="P75">faire établir la connexion entre chaque jouer et le serveur</text:p>
          </table:table-cell>
          <table:table-cell table:style-name="TableCell76">
            <text:p text:style-name="P77">serveur</text:p>
          </table:table-cell>
        </table:table-row>
        <table:table-row table:style-name="TableRow78">
          <table:table-cell table:style-name="TableCell79">
            <text:p text:style-name="P80">05</text:p>
          </table:table-cell>
          <table:table-cell table:style-name="TableCell81">
            <text:p text:style-name="P82">Affichage nouvelle interface<text:s/>de jeu</text:p>
          </table:table-cell>
          <table:table-cell table:style-name="TableCell83">
            <text:p text:style-name="P84">User Story</text:p>
          </table:table-cell>
          <table:table-cell table:style-name="TableCell85">
            <text:p text:style-name="P86">Toutes les informations propres à un joueur seront directement affichées en bas de son écran, la vie et le pourcentage d’armure sous la forme d’une barre, le reste sous formes d’icônes avec le nombre</text:p>
            <text:p text:style-name="P87">d’unités en<text:s/>question</text:p>
          </table:table-cell>
          <table:table-cell table:style-name="TableCell88">
            <text:p text:style-name="P89">Interface graphique</text:p>
          </table:table-cell>
        </table:table-row>
        <table:table-row table:style-name="TableRow90">
          <table:table-cell table:style-name="TableCell91">
            <text:p text:style-name="P92">06</text:p>
          </table:table-cell>
          <table:table-cell table:style-name="TableCell93">
            <text:p text:style-name="P94">Dialoguer par utilisation des combinaisons de touches</text:p>
          </table:table-cell>
          <table:table-cell table:style-name="TableCell95">
            <text:p text:style-name="P96">User Story</text:p>
          </table:table-cell>
          <table:table-cell table:style-name="TableCell97">
            <text:p text:style-name="P98">communiquer avec mes coequipiés , à travers des commandes predefinies(joueurs devront coopérer pour</text:p>
            <text:p text:style-name="P99"><text:s text:c="2"/>survivre à des vagues de morts vivants consécutives)</text:p>
          </table:table-cell>
          <table:table-cell table:style-name="TableCell100">
            <text:p text:style-name="P101">client</text:p>
          </table:table-cell>
        </table:table-row>
        <table:table-row table:style-name="TableRow102">
          <table:table-cell table:style-name="TableCell103">
            <text:p text:style-name="P104">07</text:p>
          </table:table-cell>
          <table:table-cell table:style-name="TableCell105">
            <text:p text:style-name="P106">Déplacement du personnage</text:p>
          </table:table-cell>
          <table:table-cell table:style-name="TableCell107">
            <text:p text:style-name="P108">User Story</text:p>
          </table:table-cell>
          <table:table-cell table:style-name="TableCell109">
            <text:p text:style-name="P110">prendre les directions<text:s/>différentes<text:s/>:<text:s/><text:soft-page-break/>gauche , droite, devant, arriere</text:p>
          </table:table-cell>
          <table:table-cell table:style-name="TableCell111">
            <text:p text:style-name="P112">client</text:p>
          </table:table-cell>
        </table:table-row>
        <table:table-row table:style-name="TableRow113">
          <table:table-cell table:style-name="TableCell114">
            <text:p text:style-name="P115">08</text:p>
          </table:table-cell>
          <table:table-cell table:style-name="TableCell116">
            <text:p text:style-name="P117">bonus</text:p>
          </table:table-cell>
          <table:table-cell table:style-name="TableCell118">
            <text:p text:style-name="P119">User Story</text:p>
          </table:table-cell>
          <table:table-cell table:style-name="TableCell120">
            <text:p text:style-name="P121">pouvoir ramasser des bonus afin d'augmenter le poucentage de vie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09</text:p>
          </table:table-cell>
          <table:table-cell table:style-name="TableCell127">
            <text:p text:style-name="P128">bonus</text:p>
          </table:table-cell>
          <table:table-cell table:style-name="TableCell129">
            <text:p text:style-name="P130">User Story</text:p>
          </table:table-cell>
          <table:table-cell table:style-name="TableCell131">
            <text:p text:style-name="P132">recuperer des bonus, ce qui <text:s/>permettront de récupérer de la vie, des armes, des munition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10</text:p>
          </table:table-cell>
          <table:table-cell table:style-name="TableCell138">
            <text:p text:style-name="P139">Déblocage nouveau terrain</text:p>
          </table:table-cell>
          <table:table-cell table:style-name="TableCell140">
            <text:p text:style-name="P141">User Story</text:p>
          </table:table-cell>
          <table:table-cell table:style-name="TableCell142">
            <text:p text:style-name="P143">pouvoir<text:s/>débloquer<text:s/>des nouveaux terrains de jeu<text:s/>après<text:s/>avoir acquis un nombre de bonus<text:s/>prédéfinis<text:s/>par le<text:s/></text:p>
            <text:p text:style-name="P144"><text:s text:c="2"/>développeur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1</text:p>
          </table:table-cell>
          <table:table-cell table:style-name="TableCell150">
            <text:p text:style-name="P151">Relâchement des objets par Ennemi</text:p>
          </table:table-cell>
          <table:table-cell table:style-name="TableCell152">
            <text:p text:style-name="P153">User Story</text:p>
          </table:table-cell>
          <table:table-cell table:style-name="TableCell154">
            <text:p text:style-name="P155">relâchés des objets dangereux qui apparaîtront à fréquence régulière dans des parties aléatoires du terrain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12</text:p>
          </table:table-cell>
          <table:table-cell table:style-name="TableCell161">
            <text:p text:style-name="P162">Pourcentage de vie jouer/adversaire</text:p>
          </table:table-cell>
          <table:table-cell table:style-name="TableCell163">
            <text:p text:style-name="P164">User Story</text:p>
          </table:table-cell>
          <table:table-cell table:style-name="TableCell165">
            <text:p text:style-name="P166">au contact avec l'adversaire(les balles tirées), <text:s/>réduire<text:s/>le<text:s/>pourcentage<text:s/>de<text:s/>vie.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3</text:p>
          </table:table-cell>
          <table:table-cell table:style-name="TableCell172">
            <text:p text:style-name="P173">Spécifications sur les catégories d’ennemi</text:p>
          </table:table-cell>
          <table:table-cell table:style-name="TableCell174">
            <text:p text:style-name="P175">User Story</text:p>
          </table:table-cell>
          <table:table-cell table:style-name="TableCell176">
            <text:p text:style-name="P177">Les ennemis posséderont un pourcentage de vie et seront divisés en deux<text:s/>classes ()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4</text:p>
          </table:table-cell>
          <table:table-cell table:style-name="TableCell183">
            <text:p text:style-name="P184">tirer, sauter, <text:s/>activer la communication</text:p>
          </table:table-cell>
          <table:table-cell table:style-name="TableCell185">
            <text:p text:style-name="P186">User Story</text:p>
          </table:table-cell>
          <table:table-cell table:style-name="TableCell187">
            <text:p text:style-name="P188">Les users peuvent faire sauter le personnage, tirer sur l’adversaire et autre…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5</text:p>
          </table:table-cell>
          <table:table-cell table:style-name="TableCell194">
            <text:p text:style-name="P195">Recommencer la partie</text:p>
          </table:table-cell>
          <table:table-cell table:style-name="TableCell196">
            <text:p text:style-name="P197">User Story</text:p>
          </table:table-cell>
          <table:table-cell table:style-name="TableCell198">
            <text:p text:style-name="P199">Recommencer la partie, s'il meurt ou s'il veut (suppose qu'il n'a pas de coéquipier)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 table:number-columns-spanned="5">
            <text:p text:style-name="P204"/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3937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dric jeulin lankeu ngassam</meta:initial-creator>
    <dc:creator>cedric jeulin lankeu ngassam</dc:creator>
    <meta:creation-date>2018-04-26T19:34:00Z</meta:creation-date>
    <dc:date>2018-04-27T09:44:00Z</dc:date>
    <meta:print-date>2018-04-26T23:14:00Z</meta:print-date>
    <meta:template xlink:href="Normal" xlink:type="simple"/>
    <meta:editing-cycles>1</meta:editing-cycles>
    <meta:editing-duration>PT51000S</meta:editing-duration>
    <meta:document-statistic meta:page-count="2" meta:paragraph-count="4" meta:word-count="350" meta:character-count="2272" meta:row-count="16" meta:non-whitespace-character-count="1926"/>
  </office:meta>
</office:document-meta>
</file>